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2">
      <style:text-properties fo:font-weight="normal" style:font-weight-asian="normal" style:font-weight-complex="normal"/>
    </style:style>
    <style:style style:name="P6" style:family="paragraph" style:parent-style-name="Standard" style:list-style-name="L2">
      <style:text-properties fo:font-weight="bold" style:font-weight-asian="bold" style:font-weight-complex="bold"/>
    </style:style>
    <style:style style:name="P7" style:family="paragraph" style:parent-style-name="Standard" style:list-style-name="L3"/>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Project: </text:span><text:span text:style-name="T1">Walking Tour Creator</text:span><text:span text:style-name="T2"> - </text:span>Group Project 07 </text:p>
      <text:p text:style-name="Standard"><text:span text:style-name="T2">Meeting: </text:span>Weekly Project Meeting talking about meetings and designs</text:p>
      <text:p text:style-name="Standard"><text:span text:style-name="T2">Persons present:</text:span> Harry, Martin, Ryan Dave, Mark, Maceij and Neil Taylor (no message from others)</text:p>
      <text:p text:style-name="Standard"><text:span text:style-name="T2">Place and date of meeting: </text:span><text:span text:style-name="T1">C55,</text:span> 10:00, 22nd October 2013. </text:p>
      <text:p text:style-name="Standard"><text:span text:style-name="T2">Circulation list:</text:span> All project members and Neil Taylor (nst@aber.ac.uk)</text:p>
      <text:p text:style-name="Standard"><text:span text:style-name="T2">Author: </text:span>Ryan Gouldsmith (ryg1@aber.ac.uk) </text:p>
      <text:p text:style-name="Standard"><text:span text:style-name="T2">Date of minutes: </text:span><text:span text:style-name="T1">22nd</text:span> October</text:p>
      <text:p text:style-name="Standard"><text:span text:style-name="T2">Version: </text:span><text:span text:style-name="T1">1.0. Original<text:line-break/><text:tab/> <text:s text:c="3"/>1.1 Edited to Standard Minutes</text:span></text:p>
      <text:p text:style-name="Standard"/>
      <text:p text:style-name="Standard"><text:span text:style-name="T2">Matters Arising:</text:span> </text:p>
      <text:list xml:id="list682716250" text:style-name="L3">
        <text:list-item>
          <text:p text:style-name="P7">Discussing what we have done in the previous week, and any old actions.</text:p>
        </text:list-item>
      </text:list>
      <text:list xml:id="list1963244306" text:style-name="L1">
        <text:list-header>
          <text:p text:style-name="P3"/>
        </text:list-header>
      </text:list>
      <text:p text:style-name="Standard"/>
      <text:p text:style-name="P2">New Business:</text:p>
      <text:list xml:id="list1388972923" text:style-name="L2">
        <text:list-item>
          <text:p text:style-name="P4">Harry Started writing the UI of the Android screen he thought different screen sizes needed to be taken into account. We <text:span text:style-name="T1">started drawing/talking about the designs from the previous meetings. Dave thinks the slide should be full screen not ¾ of the screen – this was not resolved. Neil said we might have to try it out ideas on users. There was some issues with the clarification about the fixed menu bar and how we imagined it.</text:span></text:p>
          <text:p text:style-name="P5"><text:line-break/>Maceij started the usecase. He thinks there should be 2 actors, one for the user and one for the administrator. We then looked and discussed the usecase diagrams. Maceij says that they will need an admin to accept things, that is why he included the second actor. <text:s/>Neil asked if the use-case captures everything on the specificaion. Maceij said, that he thinks so. Neil has said that he needs to go and make sure that his designs are relevent. He needs to add description to help the designers so people can add input. Dave thought there was a specification for the plan. Neil said state me if I am wrong, but he doesn't think there is. </text:p>
          <text:p text:style-name="P5"><text:line-break/>Maceij didn't know how to show the database in the usecase. Neil thinks he should remove the database from the diagram. Maybe re-do the usecase so that it flows through the project.</text:p>
        </text:list-item>
      </text:list>
      <text:p text:style-name="P1"><text:tab/></text:p>
      <text:p text:style-name="P1"><text:tab/><text:tab/>We started a discussion on the filter system talked about from previous meetings.Neil <text:tab/><text:tab/>is asking whether it is a full requirement, but it's not against it. Everyone agrees that <text:tab/><text:tab/>this is an additional feature. </text:p>
      <text:p text:style-name="P1"/>
      <text:p text:style-name="Standard"><text:span text:style-name="T1"><text:tab/><text:tab/></text:span><text:span text:style-name="T2">ACTION:mwd5</text:span></text:p>
      <text:p text:style-name="P1"><text:tab/><text:tab/><text:tab/><text:tab/></text:p>
      <text:list xml:id="list486902120" text:continue-numbering="true" text:style-name="L2">
        <text:list-item>
          <text:p text:style-name="P5">Dave asked how the Android workshop went for Harry and Martin. Neil asked how it went for the session as a whole. Martin says he learnt how the app works: Activities, services etc. Harry mentioned he now understands the activity lifecycle. Harry didn't find the Android very interesting, but learnt about the lifecycle. Martin says he would go again, Dave said he would go if Harry didn't think it was useful.<text:line-break/></text:p>
          <text:p text:style-name="P6">ACTION: <text:s/>mvz, mda</text:p>
          <text:p text:style-name="P6"/>
        </text:list-item>
        <text:list-item>
          <text:p text:style-name="P5"><text:soft-page-break/>Dave mentioned how each task was going to be divided up from previous meeting. Harry doesn't want to be doing the GUI all the time, he wants to work on the backend of the stuff. Maceij wanted to do the UML diagrams but couldn't see the picture from the previous meeting since they weren't sent.<text:line-break/><text:line-break/>Mark researched MySQL and pros and cons of MyPostgresql. Neil, make sure you use it a relational database. He looked at HTML5 and he thinks it would be a good idea to use it because it wasn't hard to learn. Dave wanted to know the experience of Mark and Jack today but they weren't there.</text:p>
          <text:p text:style-name="P5"/>
        </text:list-item>
        <text:list-item>
          <text:p text:style-name="P5">Neil asked about Dave's Gantt chart, and how it's coming and if it has been completed. It was mentioned that Dave should get help off everyone to give realistic times, but Dave should show it next week, if possible.</text:p>
          <text:p text:style-name="P5"><text:span text:style-name="T2">ACTION: </text:span>Everyone</text:p>
          <text:p text:style-name="P5"/>
        </text:list-item>
        <text:list-item>
          <text:p text:style-name="P5">Mark MarkP and Jack didn't meet up since he covered all aspects in the last weeks meeting on Friday.</text:p>
          <text:p text:style-name="P5"/>
        </text:list-item>
        <text:list-item>
          <text:p text:style-name="P5">For future meeting let Dave have the time log for the week of what we have all done </text:p>
          <text:p text:style-name="P5"><text:span text:style-name="T2">ACTION:</text:span>Everyone<text:line-break/></text:p>
        </text:list-item>
        <text:list-item>
          <text:p text:style-name="P5">Key actions for this week for people as follows:<text:line-break/><text:line-break/>Unclear if Harry is going to the Android workshop, but Dave said he will go to the Android in replace of Harry.<text:line-break/><text:line-break/>Ryan and Dave are going to the GitWorkshop.</text:p>
          <text:p text:style-name="P5"><text:span text:style-name="T2">ACTION:</text:span> ryg1, mda</text:p>
          <text:p text:style-name="P5"/>
        </text:list-item>
        <text:list-item>
          <text:p text:style-name="P5">Harry will get a google map working for the activity so he can see if he is okay with what he has learned. Dave asked if Martin could work on the GUI with Harry, by Friday. Neil said that he will needs to see the design before the code.<text:line-break/><text:line-break/>There will be a meeting on Friday. Maceij said that he will draw UML and possibly ammend the Use case. Dave asked for the copy. <text:line-break/><text:line-break/>Martin and Harry said that they will meet this coming week.<text:line-break/><text:line-break/>Dave wanted to organise a meeting: It wasn't resolved, he said that on Friday he will decide.<text:line-break/><text:line-break/>Marks activity of the week: He's unsure what he needs to do this week – this wasn't resolved either.</text:p>
          <text:p text:style-name="P5"><text:span text:style-name="T2">ACTION:</text:span> hfl4, mda, ryg1, mda, mwd5</text:p>
        </text:list-item>
      </text:list>
      <text:p text:style-name="Standard"><text:span text:style-name="T2">Any Other Business:</text:span><text:line-break/> <text:s/></text:p>
      <text:p text:style-name="P1"><text:span text:style-name="T2">Authors Email Address:</text:span> <text:a xlink:type="simple" xlink:href="mailto:ryg1@aber.ac.uk">ryg1@aber.ac.uk</text:a></text:p>
      <text:p text:style-name="P1"/>
      <text:p text:style-name="P1"><text:span text:style-name="T2">Dates: </text:span>Version 1.0: 22nd October. Version 1.1 3rd Novem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tab/>2013_10_22minutes.od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3T11:13:41</meta:creation-date>
    <dc:date>2013-11-03T13:45:02</dc:date>
    <meta:editing-duration>PT4H16M50S</meta:editing-duration>
    <meta:editing-cycles>118</meta:editing-cycles>
    <meta:generator>LibreOffice/3.5$Linux_X86_64 LibreOffice_project/350m1$Build-2</meta:generator>
    <meta:document-statistic meta:table-count="0" meta:image-count="0" meta:object-count="0" meta:page-count="2" meta:paragraph-count="34" meta:word-count="803" meta:character-count="4528" meta:non-whitespace-character-count="3723"/>
  </office:meta>
</office:document-meta>
</file>